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5cm" svg:stroke-color="#808080" draw:marker-start-width="0.275cm" draw:marker-end-width="0.275cm" draw:fill="solid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top" draw:auto-grow-height="false" fo:wrap-option="wrap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ff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width="0.05cm" svg:stroke-color="#808080" draw:marker-start-width="0.275cm" draw:marker-end-width="0.275cm" draw:fill="solid" draw:fill-color="#ff66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b2b2b2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755cm" fo:min-width="0cm"/>
    </style:style>
    <style:style style:name="gr12" style:family="graphic" style:parent-style-name="objectwithoutfill">
      <style:graphic-properties svg:stroke-color="#333333" draw:fill="none" draw:textarea-vertical-align="middle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53cm" svg:height="8.963cm" svg:x="3.673cm" svg:y="12.5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62cm" svg:height="2.298cm" svg:x="3.964cm" svg:y="14.552cm">
          <text:p text:style-name="P2"><text:span text:style-name="T1">LBF</text:span></text:p>
          <text:p text:style-name="P2"><text:span text:style-name="T2">Board </text:span></text:p>
          <text:p text:style-name="P2"><text:span text:style-name="T2">Support </text:span></text:p>
          <text:p text:style-name="P2"><text:span text:style-name="T2">Packa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247cm" svg:height="0.999cm" svg:x="3.706cm" svg:y="21.814cm">
          <text:p text:style-name="P2"><text:span text:style-name="T3">Hardwar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4.641cm" svg:height="0.987cm" svg:x="3.936cm" svg:y="20.113cm">
          <text:p text:style-name="P2"><text:span text:style-name="T2">CMSIS</text:span><text:span text:style-name="T4"> Lib 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4.614cm" svg:height="1.188cm" svg:x="3.936cm" svg:y="18.728cm">
          <text:p text:style-name="P2"><text:span text:style-name="T2">STM32L1xx HAL</text:span><text:span text:style-name="T4"> <text:s/></text:span></text:p>
          <text:p text:style-name="P2"><text:span text:style-name="T1">Abstraction layer for all STM32L1 on-chip peripheral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2.479cm" svg:height="1.074cm" svg:x="3.936cm" svg:y="17.169cm">
          <text:p text:style-name="P2"><text:span text:style-name="T5">La BlueFrog </text:span><text:span text:style-name="T6"><text:s/></text:span><text:span text:style-name="T2">Low-level AP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6cm" svg:height="2.294cm" svg:x="6.526cm" svg:y="14.552cm">
          <text:p text:style-name="P2"><text:span text:style-name="T1">LBF</text:span><text:span text:style-name="T7"> </text:span><text:span text:style-name="T7"><text:line-break/></text:span><text:span text:style-name="T2">Utilitie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5.119cm" svg:height="1.093cm" svg:x="3.726cm" svg:y="11.15cm">
          <text:p text:style-name="P2"><text:span text:style-name="T8">User Application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3.653cm" svg:y1="12.617cm" svg:x2="3.672cm" svg:y2="22.57cm">
          <text:p/>
        </draw:line>
        <draw:custom-shape draw:style-name="gr4" draw:text-style-name="P3" draw:layer="layout" svg:width="3.9cm" svg:height="1.212cm" draw:transform="rotate (1.5707963267949) translate (13.729cm 16.816cm)">
          <text:p text:style-name="P2"><text:span text:style-name="T2">USB Device</text:span></text:p>
          <text:p text:style-name="P2"><text:span text:style-name="T1">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9cm" svg:height="1.236cm" draw:transform="rotate (1.5707963267949) translate (15.119cm 16.828cm)">
          <text:p text:style-name="P2"><text:span text:style-name="T1">FatFS</text:span></text:p>
          <text:p text:style-name="P2"><text:span text:style-name="T2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9cm" svg:height="1.27cm" draw:transform="rotate (1.5707963267949) translate (12.275cm 16.832cm)">
          <text:p text:style-name="P2"><text:span text:style-name="T1">EmWin</text:span></text:p>
          <text:p text:style-name="P2"><text:span text:style-name="T2">Graphical 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5.099cm" svg:height="0.729cm" svg:x="3.645cm" svg:y="12.635cm">
          <draw:text-box>
            <text:p><text:span text:style-name="T8">Ready-to-use Libraries</text:span></text:p>
          </draw:text-box>
        </draw:frame>
        <draw:frame draw:style-name="gr11" draw:text-style-name="P8" draw:layer="layout" svg:width="5.734cm" svg:height="1.005cm" draw:transform="rotate (1.5707963267949) translate (2.436cm 20.053cm)">
          <draw:text-box>
            <text:p><text:span text:style-name="T9">Provided and mostly open-source</text:span></text:p>
          </draw:text-box>
        </draw:frame>
        <draw:line draw:style-name="gr12" draw:text-style-name="P2" draw:layer="layout" svg:x1="3.157cm" svg:y1="12.674cm" svg:x2="3.157cm" svg:y2="21.4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1-15T15:26:30.157112268</meta:creation-date>
    <dc:date>2015-03-17T22:40:40.206499181</dc:date>
    <dc:creator>cymeya </dc:creator>
    <meta:editing-duration>PT2H53M</meta:editing-duration>
    <meta:editing-cycles>14</meta:editing-cycles>
    <meta:generator>LibreOffice/4.1.2.3$Linux_X86_64 LibreOffice_project/410m0$Build-3</meta:generator>
    <meta:document-statistic meta:object-count="15"/>
  </office:meta>
</office:document-meta>
</file>